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start"/>
      <style:text-properties fo:color="#ffffff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start"/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/>
    </style:style>
    <style:style style:name="gr3" style:family="graphic" style:data-style-name="C10000">
      <style:graphic-properties fo:background-color="#dddddd" fo:border="solid" loext:decorative="false"/>
    </style:style>
    <style:style style:name="gr4" style:family="graphic">
      <style:graphic-properties fo:background-color="#dddddd" fo:border="solid" loext:decorative="false"/>
    </style:style>
    <number:number-style style:name="C10000" number:language="en" number:country="GB">
      <number:number number:min-integer-digits="1"/>
    </number:number-style>
  </office:automatic-styles>
  <office:body>
    <office:text>
      <office:forms form:automatic-focus="false" form:apply-design-mode="false">
        <form:form form:name="MainForm" form:command="TBL_People" form:apply-filter="true" form:ignore-result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blID1" form:control-implementation="ooo:com.sun.star.form.component.FixedText" xml:id="control1" form:id="control1" form:label="ID1" form:for="control2"/>
          <form:formatted-text form:name="fmtID1" form:control-implementation="ooo:com.sun.star.form.component.FormattedField" xml:id="control2" form:id="control2" form:data-field="ID1" form:input-required="true" form:convert-empty-to-null="true" form:min-value="-9.22337203685478E+018" form:max-value="9.22337203685478E+018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ixed-text form:name="lblName" form:control-implementation="ooo:com.sun.star.form.component.FixedText" xml:id="control3" form:id="control3" form:label="Name" form:for="control4"/>
          <form:text form:name="txtName" form:control-implementation="ooo:com.sun.star.form.component.TextField" xml:id="control4" form:id="control4" form:data-field="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Sir name" form:control-implementation="ooo:com.sun.star.form.component.FixedText" xml:id="control5" form:id="control5" form:label="Sir name" form:for="control6"/>
          <form:text form:name="txtSir name" form:control-implementation="ooo:com.sun.star.form.component.TextField" xml:id="control6" form:id="control6" form:data-field="Sir 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DrawObject1" draw:style-name="gr1"><draw:control draw:name="Shape1" draw:style-name="gr2" draw:text-style-name="P1" svg:width="0.953cm" svg:height="0.308cm" svg:x="1cm" svg:y="1.085cm" draw:control="control1"/><draw:control draw:name="Shape2" draw:style-name="gr3" draw:text-style-name="P2" svg:width="1.135cm" svg:height="0.477cm" svg:x="2.252cm" svg:y="1cm" draw:control="control2"/></draw:g><draw:g text:anchor-type="paragraph" draw:z-index="1" draw:name="DrawObject2" draw:style-name="gr1"><draw:control draw:name="Shape3" draw:style-name="gr2" draw:text-style-name="P1" svg:width="0.953cm" svg:height="0.308cm" svg:x="1cm" svg:y="1.762cm" draw:control="control3"/><draw:control draw:name="Shape4" draw:style-name="gr4" draw:text-style-name="P3" svg:width="4.943cm" svg:height="0.477cm" svg:x="2.252cm" svg:y="1.677cm" draw:control="control4"/></draw:g><draw:g text:anchor-type="paragraph" draw:z-index="2" draw:name="DrawObject3" draw:style-name="gr1"><draw:control draw:name="Shape5" draw:style-name="gr2" draw:text-style-name="P1" svg:width="0.953cm" svg:height="0.308cm" svg:x="1cm" svg:y="2.44cm" draw:control="control5"/><draw:control draw:name="Shape6" draw:style-name="gr4" draw:text-style-name="P3" svg:width="4.943cm" svg:height="0.477cm" svg:x="2.252cm" svg:y="2.355cm" draw:control="control6"/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#66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66006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660066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